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center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center"/>
    </style:style>
    <style:style style:name="T2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</style:style>
    <style:style style:name="T2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center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center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text-align="justify"/>
    </style:style>
    <style:style style:name="T2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center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center"/>
    </style:style>
    <style:style style:name="T2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</style:style>
    <style:style style:name="T2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center"/>
    </style:style>
    <style:style style:name="T2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center"/>
    </style:style>
    <style:style style:name="T3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</style:style>
    <style:style style:name="T3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center"/>
    </style:style>
    <style:style style:name="T3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</style:style>
    <style:style style:name="T3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center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2" style:parent-style-name="Heading1" style:family="paragraph"/>
    <style:style style:name="T33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6" style:family="table-column">
      <style:table-column-properties style:column-width="3.0625in" style:use-optimal-column-width="false"/>
    </style:style>
    <style:style style:name="TableColumn337" style:family="table-column">
      <style:table-column-properties style:column-width="0.8138in" style:use-optimal-column-width="false"/>
    </style:style>
    <style:style style:name="TableColumn338" style:family="table-column">
      <style:table-column-properties style:column-width="0.8763in" style:use-optimal-column-width="false"/>
    </style:style>
    <style:style style:name="TableColumn339" style:family="table-column">
      <style:table-column-properties style:column-width="1.8138in" style:use-optimal-column-width="false"/>
    </style:style>
    <style:style style:name="Table335" style:family="table">
      <style:table-properties style:width="6.5666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center"/>
    </style:style>
    <style:style style:name="T3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center"/>
    </style:style>
    <style:style style:name="T3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paragraph-properties fo:widows="2" fo:orphans="2" fo:text-align="center"/>
    </style:style>
    <style:style style:name="T34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P351" style:parent-style-name="Normal" style:family="paragraph">
      <style:paragraph-properties fo:widows="0" fo:orphans="0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 fo:text-align="center"/>
    </style:style>
    <style:style style:name="T35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center"/>
    </style:style>
    <style:style style:name="T3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8" style:parent-style-name="Normal" style:family="paragraph">
      <style:paragraph-properties fo:widows="0" fo:orphans="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Heading1" style:family="paragraph"/>
    <style:style style:name="T3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index.html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<text:s/></text:span><text:span text:style-name="T63">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<text:s/></text:span><text:span text:style-name="T221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 file is preceded by a comment block<text:s/></text:span><text:span text:style-name="T233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4">
            <text:p text:style-name="P235"><text:span text:style-name="T236">/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Follows HTML 5 D</text:span><text:span text:style-name="T245">octype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Comment on differentiation between Bootstrap 3 and Internal CSS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Properly commented CSS Styles(in head tag).</text:span></text:p>
          </table:table-cell>
          <table:table-cell table:style-name="TableCell268">
            <text:p text:style-name="P269"><text:span text:style-name="T270">/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Follow jinja 2 syntax properly.</text:span></text:p>
          </table:table-cell>
          <table:table-cell table:style-name="TableCell279">
            <text:p text:style-name="P280"><text:span text:style-name="T281">/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Properly named jinja blocks.</text:span></text:p>
          </table:table-cell>
          <table:table-cell table:style-name="TableCell290">
            <text:p text:style-name="P291"><text:span text:style-name="T292">/</text:span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<text:span text:style-name="T300">Icons in use are depressed(e.g. when in<text:s/></text:span><text:span text:style-name="T301">logIn.html page, your account glyphicon seems to be pressed).</text:span></text:p>
          </table:table-cell>
          <table:table-cell table:style-name="TableCell302">
            <text:p text:style-name="P303"><text:span text:style-name="T304">/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<text:span text:style-name="T312">Comments before submit buttons are made for clarity and easy reference.</text:span></text:p>
          </table:table-cell>
          <table:table-cell table:style-name="TableCell313">
            <text:p text:style-name="P314"><text:span text:style-name="T315">/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Properly tabbed(4-space tab) code blocks.</text:span>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/</text:p>
          </table:table-cell>
          <table:table-cell table:style-name="TableCell328">
            <text:p text:style-name="P329"/>
          </table:table-cell>
        </table:table-row>
      </table:table>
      <text:list text:style-name="WWNum1">
        <text:list-item text:start-value="1">
          <text:p text:style-name="P330"/>
        </text:list-item>
      </text:list>
      <text:list text:style-name="WWNum1" text:continue-numbering="true">
        <text:list-item>
          <text:p text:style-name="P331"/>
        </text:list-item>
      </text:list>
      <text:list text:style-name="WWNum1" text:continue-numbering="true">
        <text:list-item>
          <text:p text:style-name="P332"><text:span text:style-name="T333">Design Principles (Modularity, Cohesion, Coupling). <text:s/>Place a<text:s/></text:span><text:span text:style-name="T334">check mark if the method complies with Coupling and Cohesion. <text:s/>If not, leave it blank.</text:span></text:p>
        </text:list-item>
      </text:list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 table:number-rows-spanned="2">
            <text:p text:style-name="P342"><text:span text:style-name="T343">List of Method Signature</text:span></text:p>
          </table:table-cell>
          <table:table-cell table:style-name="TableCell344" table:number-columns-spanned="2">
            <text:p text:style-name="P345"><text:span text:style-name="T346">Modularity</text:span></text:p>
          </table:table-cell>
          <table:covered-table-cell/>
          <table:table-cell table:style-name="TableCell347" table:number-rows-spanned="2">
            <text:p text:style-name="P348"><text:span text:style-name="T349">Remarks</text:span></text:p>
          </table:table-cell>
        </table:table-row>
        <table:table-row table:style-name="TableRow350">
          <table:covered-table-cell>
            <text:p text:style-name="P351"/>
          </table:covered-table-cell>
          <table:table-cell table:style-name="TableCell352">
            <text:p text:style-name="P353"><text:span text:style-name="T354">Coupling</text:span></text:p>
          </table:table-cell>
          <table:table-cell table:style-name="TableCell355">
            <text:p text:style-name="P356"><text:span text:style-name="T357">Cohesion</text:span></text:p>
          </table:table-cell>
          <table:covered-table-cell>
            <text:p text:style-name="P358"/>
          </table:covered-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</table:table>
      <text:p text:style-name="P368"/>
      <text:list text:style-name="WWNum1" text:continue-numbering="true">
        <text:list-item>
          <text:p text:style-name="P369"/>
        </text:list-item>
      </text:list>
      <text:list text:style-name="WWNum1" text:continue-numbering="true">
        <text:list-item>
          <text:p text:style-name="P370"/>
        </text:list-item>
      </text:list>
      <text:p text:style-name="P371"/>
      <text:p text:style-name="P372"/>
      <text:p text:style-name="P373"/>
      <text:p text:style-name="P374"/>
      <text:list text:style-name="WWNum1" text:continue-numbering="true">
        <text:list-item>
          <text:p text:style-name="P375"><text:span text:style-name="T376">Reviewer’s Comments:</text:span><text:span text:style-name="T37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1-31T09:23:00Z</meta:creation-date>
    <dc:date>2020-01-31T09:23:00Z</dc:date>
    <meta:template xlink:href="Normal" xlink:type="simple"/>
    <meta:editing-cycles>2</meta:editing-cycles>
    <meta:editing-duration>PT0S</meta:editing-duration>
    <meta:document-statistic meta:page-count="2" meta:paragraph-count="4" meta:word-count="360" meta:character-count="2409" meta:row-count="17" meta:non-whitespace-character-count="2053"/>
  </office:meta>
</office:document-meta>
</file>